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6pt" style:font-size-asian="6pt" style:font-size-complex="6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555625cm"/>
    </style:style>
    <style:style style:name="co8" style:family="table-column">
      <style:table-column-properties fo:break-before="auto" style:column-width="0.582083333333333cm"/>
    </style:style>
    <style:style style:name="co9" style:family="table-column">
      <style:table-column-properties fo:break-before="auto" style:column-width="0.608541666666667cm"/>
    </style:style>
    <style:style style:name="co10" style:family="table-column">
      <style:table-column-properties fo:break-before="auto" style:column-width="0.502708333333333cm"/>
    </style:style>
    <style:style style:name="co11" style:family="table-column">
      <style:table-column-properties fo:break-before="auto" style:column-width="0.5291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reaking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formula="of:=SUMPRODUCT([.$A$2:.$C$4]; [.A6:.C8])" table:style-name="ce1">
            <text:p>0</text:p>
          </table:table-cell>
          <table:table-cell office:value-type="float" office:value="231" table:formula="of:=SUMPRODUCT([.$A$2:.$C$4]; --([.A6:.C8]=&quot;X&quot;))" table:style-name="ce1">
            <text:p>23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0" table:formula="of:=SUMPRODUCT([.$A$2:.$C$4]; [.A10:.C12])" table:style-name="ce1">
            <text:p>0</text:p>
          </table:table-cell>
          <table:table-cell office:value-type="float" office:value="189" table:formula="of:=SUMPRODUCT([.$A$2:.$C$4]; --([.A10:.C12]=&quot;X&quot;))" table:style-name="ce1">
            <text:p>18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0,0" table:formula="of:=COM.MICROSOFT.TEXTJOIN(&quot;,&quot;; TRUE(); [.E6:.E13])" table:style-name="ce1">
            <text:p>0,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231,189" table:formula="of:=COM.MICROSOFT.TEXTJOIN(&quot;,&quot;; TRUE(); [.F6:.F13])" table:style-name="ce1">
            <text:p>231,189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Walls" table:style-name="ta2"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16381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4" table:formula="of:=SUMPRODUCT([.$A$2:.$C$4]; [.A6:.C8])" table:style-name="ce1">
            <text:p>24</text:p>
          </table:table-cell>
          <table:table-cell office:value-type="float" office:value="167" table:formula="of:=SUMPRODUCT([.$A$2:.$C$4]; --([.A6:.C8]=&quot;X&quot;))" table:style-name="ce1">
            <text:p>167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66" table:formula="of:=SUMPRODUCT([.$A$2:.$C$4]; [.A10:.C12])" table:style-name="ce1">
            <text:p>66</text:p>
          </table:table-cell>
          <table:table-cell office:value-type="float" office:value="181" table:formula="of:=SUMPRODUCT([.$A$2:.$C$4]; --([.A10:.C12]=&quot;X&quot;))" table:style-name="ce1">
            <text:p>18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4" table:formula="of:=SUMPRODUCT([.$A$2:.$C$4]; [.A14:.C16])" table:style-name="ce1">
            <text:p>24</text:p>
          </table:table-cell>
          <table:table-cell office:value-type="float" office:value="229" table:formula="of:=SUMPRODUCT([.$A$2:.$C$4]; --([.A14:.C16]=&quot;X&quot;))" table:style-name="ce1">
            <text:p>22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3">
            <text:p>X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66" table:formula="of:=SUMPRODUCT([.$A$2:.$C$4]; [.A18:.C20])" table:style-name="ce1">
            <text:p>66</text:p>
          </table:table-cell>
          <table:table-cell office:value-type="float" office:value="173" table:formula="of:=SUMPRODUCT([.$A$2:.$C$4]; --([.A18:.C20]=&quot;X&quot;))" table:style-name="ce1">
            <text:p>17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24,66,24,66" table:formula="of:=COM.MICROSOFT.TEXTJOIN(&quot;,&quot;; TRUE(); [.E6:.E20])" table:style-name="ce1">
            <text:p>24,66,24,6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167,181,229,173" table:formula="of:=COM.MICROSOFT.TEXTJOIN(&quot;,&quot;; TRUE(); [.F6:.F20])" table:style-name="ce1">
            <text:p>167,181,229,173</text:p>
          </table:table-cell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Corners_Outside" table:style-name="ta3">
        <table:table-column table:style-name="co9" table:number-columns-repeated="2" table:default-cell-style-name="ce1"/>
        <table:table-column table:style-name="co8" table:default-cell-style-name="ce1"/>
        <table:table-column table:style-name="co6" table:number-columns-repeated="16381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3">
            <text:p>X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80" table:formula="of:=SUMPRODUCT([.$A$2:.$C$4]; [.A6:.C8])" table:style-name="ce1">
            <text:p>80</text:p>
          </table:table-cell>
          <table:table-cell office:value-type="float" office:value="47" table:formula="of:=SUMPRODUCT([.$A$2:.$C$4]; --([.A6:.C8]=&quot;X&quot;))" table:style-name="ce1">
            <text:p>47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72" table:formula="of:=SUMPRODUCT([.$A$2:.$C$4]; [.A10:.C12])" table:style-name="ce1">
            <text:p>72</text:p>
          </table:table-cell>
          <table:table-cell office:value-type="float" office:value="151" table:formula="of:=SUMPRODUCT([.$A$2:.$C$4]; --([.A10:.C12]=&quot;X&quot;))" table:style-name="ce1">
            <text:p>151</text:p>
          </table:table-cell>
          <table:table-cell table:number-columns-repeated="16378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10" table:formula="of:=SUMPRODUCT([.$A$2:.$C$4]; [.A14:.C16])" table:style-name="ce1">
            <text:p>10</text:p>
          </table:table-cell>
          <table:table-cell office:value-type="float" office:value="244" table:formula="of:=SUMPRODUCT([.$A$2:.$C$4]; --([.A14:.C16]=&quot;X&quot;))" table:style-name="ce1">
            <text:p>2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3">
            <text:p>X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8" table:formula="of:=SUMPRODUCT([.$A$2:.$C$4]; [.A18:.C20])" table:style-name="ce1">
            <text:p>18</text:p>
          </table:table-cell>
          <table:table-cell office:value-type="float" office:value="233" table:formula="of:=SUMPRODUCT([.$A$2:.$C$4]; --([.A18:.C20]=&quot;X&quot;))" table:style-name="ce1">
            <text:p>23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80,72,10,18" table:formula="of:=COM.MICROSOFT.TEXTJOIN(&quot;,&quot;; TRUE(); [.E6:.E20])" table:style-name="ce1">
            <text:p>80,72,10,1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47,151,244,233" table:formula="of:=COM.MICROSOFT.TEXTJOIN(&quot;,&quot;; TRUE(); [.F6:.F20])" table:style-name="ce1">
            <text:p>47,151,244,233</text:p>
          </table:table-cell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Corners_Inside" table:style-name="ta3">
        <table:table-column table:style-name="co10" table:default-cell-style-name="ce1"/>
        <table:table-column table:style-name="co11" table:number-columns-repeated="2" table:default-cell-style-name="ce1"/>
        <table:table-column table:style-name="co6" table:number-columns-repeated="16381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3" table:style-name="ce1"/>
          <table:table-cell office:value-type="string" table:style-name="ce1">
            <text:p>inside</text:p>
          </table:table-cell>
          <table:table-cell table:number-columns-repeated="16376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80" table:formula="of:=SUMPRODUCT([Corners_Outside.$A$2:.$C$4]; [.A6:.C8])" table:style-name="ce1">
            <text:p>80</text:p>
          </table:table-cell>
          <table:table-cell office:value-type="float" office:value="128" table:formula="of:=SUMPRODUCT([Corners_Outside.$A$2:.$C$4]; --([.A6:.C8]=&quot;X&quot;))" table:style-name="ce1">
            <text:p>128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2" table:formula="of:=SUMPRODUCT([Corners_Outside.$A$2:.$C$4]; [.A10:.C12])" table:style-name="ce1">
            <text:p>72</text:p>
          </table:table-cell>
          <table:table-cell office:value-type="float" office:value="32" table:formula="of:=SUMPRODUCT([Corners_Outside.$A$2:.$C$4]; --([.A10:.C12]=&quot;X&quot;))" table:style-name="ce1">
            <text:p>32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0" table:formula="of:=SUMPRODUCT([Corners_Outside.$A$2:.$C$4]; [.A14:.C16])" table:style-name="ce1">
            <text:p>10</text:p>
          </table:table-cell>
          <table:table-cell office:value-type="float" office:value="1" table:formula="of:=SUMPRODUCT([Corners_Outside.$A$2:.$C$4]; --([.A14:.C16]=&quot;X&quot;)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8" table:formula="of:=SUMPRODUCT([Corners_Outside.$A$2:.$C$4]; [.A18:.C20])" table:style-name="ce1">
            <text:p>18</text:p>
          </table:table-cell>
          <table:table-cell office:value-type="float" office:value="4" table:formula="of:=SUMPRODUCT([Corners_Outside.$A$2:.$C$4]; --([.A18:.C20]=&quot;X&quot;))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80,72,10,18" table:formula="of:=COM.MICROSOFT.TEXTJOIN(&quot;,&quot;; TRUE(); [.E6:.E20])" table:style-name="ce1">
            <text:p>80,72,10,1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128,32,1,4" table:formula="of:=COM.MICROSOFT.TEXTJOIN(&quot;,&quot;; TRUE(); [.F6:.F20])" table:style-name="ce1">
            <text:p>128,32,1,4</text:p>
          </table:table-cell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20SchonrockSeb</dc:creator>
    <meta:creation-date>2026-03-07T14:59:07Z</meta:creation-date>
    <dc:date>2026-03-13T17:25:42Z</dc:date>
    <meta:editing-cycles>2</meta:editing-cycles>
    <meta:editing-duration>PT22341S</meta:editing-duration>
  </office:meta>
</office:document-meta>
</file>